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personas</text:p>
          </table:table-cell>
          <table:table-cell office:value-type="string" calcext:value-type="string">
            <text:p>resultado</text:p>
          </table:table-cell>
          <table:table-cell office:value-type="string" calcext:value-type="string">
            <text:p>tipo_prueba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3614" calcext:value-type="float">
            <text:p>361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19641" calcext:value-type="float">
            <text:p>196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15616" calcext:value-type="float">
            <text:p>1561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4121" calcext:value-type="float">
            <text:p>412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1135" calcext:value-type="float">
            <text:p>11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0289" calcext:value-type="float">
            <text:p>2028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2920" calcext:value-type="float">
            <text:p>229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4549" calcext:value-type="float">
            <text:p>454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1348" calcext:value-type="float">
            <text:p>134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21094" calcext:value-type="float">
            <text:p>210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29690" calcext:value-type="float">
            <text:p>2969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5261" calcext:value-type="float">
            <text:p>526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1587" calcext:value-type="float">
            <text:p>158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27519" calcext:value-type="float">
            <text:p>2751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38193" calcext:value-type="float">
            <text:p>3819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5767" calcext:value-type="float">
            <text:p>576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1752" calcext:value-type="float">
            <text:p>175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25467" calcext:value-type="float">
            <text:p>2546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43520" calcext:value-type="float">
            <text:p>435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6135" calcext:value-type="float">
            <text:p>61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3649" calcext:value-type="float">
            <text:p>364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26509" calcext:value-type="float">
            <text:p>265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50823" calcext:value-type="float">
            <text:p>5082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6527" calcext:value-type="float">
            <text:p>652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3776" calcext:value-type="float">
            <text:p>377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26839" calcext:value-type="float">
            <text:p>2683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65074" calcext:value-type="float">
            <text:p>650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6820" calcext:value-type="float">
            <text:p>682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4655" calcext:value-type="float">
            <text:p>465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28081" calcext:value-type="float">
            <text:p>2808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69829" calcext:value-type="float">
            <text:p>698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7266" calcext:value-type="float">
            <text:p>726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5225" calcext:value-type="float">
            <text:p>522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28824" calcext:value-type="float">
            <text:p>288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80153" calcext:value-type="float">
            <text:p>8015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7703" calcext:value-type="float">
            <text:p>770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5786" calcext:value-type="float">
            <text:p>57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29659" calcext:value-type="float">
            <text:p>296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84365" calcext:value-type="float">
            <text:p>8436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7983" calcext:value-type="float">
            <text:p>798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6437" calcext:value-type="float">
            <text:p>643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30479" calcext:value-type="float">
            <text:p>3047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90996" calcext:value-type="float">
            <text:p>909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8363" calcext:value-type="float">
            <text:p>836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7265" calcext:value-type="float">
            <text:p>726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31665" calcext:value-type="float">
            <text:p>3166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96452" calcext:value-type="float">
            <text:p>9645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8964" calcext:value-type="float">
            <text:p>896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7361" calcext:value-type="float">
            <text:p>736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32392" calcext:value-type="float">
            <text:p>323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99294" calcext:value-type="float">
            <text:p>992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9471" calcext:value-type="float">
            <text:p>94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8366" calcext:value-type="float">
            <text:p>836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33277" calcext:value-type="float">
            <text:p>3327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104610" calcext:value-type="float">
            <text:p>10461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10062" calcext:value-type="float">
            <text:p>1006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9188" calcext:value-type="float">
            <text:p>918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34359" calcext:value-type="float">
            <text:p>343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116791" calcext:value-type="float">
            <text:p>1167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0808" calcext:value-type="float">
            <text:p>1080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0106" calcext:value-type="float">
            <text:p>1010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34907" calcext:value-type="float">
            <text:p>349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29417" calcext:value-type="float">
            <text:p>1294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1432" calcext:value-type="float">
            <text:p>114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0216" calcext:value-type="float">
            <text:p>1021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6192" calcext:value-type="float">
            <text:p>361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40509" calcext:value-type="float">
            <text:p>1405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1845" calcext:value-type="float">
            <text:p>1184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3486" calcext:value-type="float">
            <text:p>134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7701" calcext:value-type="float">
            <text:p>3770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55163" calcext:value-type="float">
            <text:p>15516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2725" calcext:value-type="float">
            <text:p>1272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4792" calcext:value-type="float">
            <text:p>1479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8591" calcext:value-type="float">
            <text:p>385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66639" calcext:value-type="float">
            <text:p>16663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3132" calcext:value-type="float">
            <text:p>131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5567" calcext:value-type="float">
            <text:p>1556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8540" calcext:value-type="float">
            <text:p>385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71324" calcext:value-type="float">
            <text:p>1713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3742" calcext:value-type="float">
            <text:p>1374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7448" calcext:value-type="float">
            <text:p>1744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798" calcext:value-type="float">
            <text:p>4079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95624" calcext:value-type="float">
            <text:p>1956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14384" calcext:value-type="float">
            <text:p>143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19547" calcext:value-type="float">
            <text:p>195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012" calcext:value-type="float">
            <text:p>4201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220319" calcext:value-type="float">
            <text:p>22031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14956" calcext:value-type="float">
            <text:p>1495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22020" calcext:value-type="float">
            <text:p>2202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3162" calcext:value-type="float">
            <text:p>4316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238114" calcext:value-type="float">
            <text:p>23811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15540" calcext:value-type="float">
            <text:p>1554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24919" calcext:value-type="float">
            <text:p>2491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44841" calcext:value-type="float">
            <text:p>448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257198" calcext:value-type="float">
            <text:p>25719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16172" calcext:value-type="float">
            <text:p>1617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26362" calcext:value-type="float">
            <text:p>2636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46364" calcext:value-type="float">
            <text:p>4636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266706" calcext:value-type="float">
            <text:p>26670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16730" calcext:value-type="float">
            <text:p>1673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29198" calcext:value-type="float">
            <text:p>2919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47448" calcext:value-type="float">
            <text:p>4744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281720" calcext:value-type="float">
            <text:p>2817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17302" calcext:value-type="float">
            <text:p>1730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30070" calcext:value-type="float">
            <text:p>3007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48490" calcext:value-type="float">
            <text:p>4849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289630" calcext:value-type="float">
            <text:p>28963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17714" calcext:value-type="float">
            <text:p>1771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33475" calcext:value-type="float">
            <text:p>3347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49849" calcext:value-type="float">
            <text:p>4984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305541" calcext:value-type="float">
            <text:p>3055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18504" calcext:value-type="float">
            <text:p>1850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36313" calcext:value-type="float">
            <text:p>3631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1840" calcext:value-type="float">
            <text:p>518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322801" calcext:value-type="float">
            <text:p>32280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19508" calcext:value-type="float">
            <text:p>1950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39018" calcext:value-type="float">
            <text:p>390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3336" calcext:value-type="float">
            <text:p>5333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336158" calcext:value-type="float">
            <text:p>33615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20329" calcext:value-type="float">
            <text:p>2032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41518" calcext:value-type="float">
            <text:p>415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54573" calcext:value-type="float">
            <text:p>5457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356770" calcext:value-type="float">
            <text:p>35677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20834" calcext:value-type="float">
            <text:p>2083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44181" calcext:value-type="float">
            <text:p>4418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54959" calcext:value-type="float">
            <text:p>549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374276" calcext:value-type="float">
            <text:p>37427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21310" calcext:value-type="float">
            <text:p>2131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45997" calcext:value-type="float">
            <text:p>4599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58596" calcext:value-type="float">
            <text:p>585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379027" calcext:value-type="float">
            <text:p>37902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22036" calcext:value-type="float">
            <text:p>220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46786" calcext:value-type="float">
            <text:p>467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1640" calcext:value-type="float">
            <text:p>616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382407" calcext:value-type="float">
            <text:p>3824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22735" calcext:value-type="float">
            <text:p>227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49324" calcext:value-type="float">
            <text:p>4932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2859" calcext:value-type="float">
            <text:p>628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397251" calcext:value-type="float">
            <text:p>39725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23812" calcext:value-type="float">
            <text:p>2381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52494" calcext:value-type="float">
            <text:p>5249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4179" calcext:value-type="float">
            <text:p>6417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413017" calcext:value-type="float">
            <text:p>4130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24671" calcext:value-type="float">
            <text:p>246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55933" calcext:value-type="float">
            <text:p>5593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5427" calcext:value-type="float">
            <text:p>6542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441261" calcext:value-type="float">
            <text:p>44126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25284" calcext:value-type="float">
            <text:p>252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59211" calcext:value-type="float">
            <text:p>5921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67441" calcext:value-type="float">
            <text:p>674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453447" calcext:value-type="float">
            <text:p>45344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26234" calcext:value-type="float">
            <text:p>2623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62307" calcext:value-type="float">
            <text:p>6230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0513" calcext:value-type="float">
            <text:p>7051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471428" calcext:value-type="float">
            <text:p>47142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26963" calcext:value-type="float">
            <text:p>2696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65310" calcext:value-type="float">
            <text:p>6531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3079" calcext:value-type="float">
            <text:p>7307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485261" calcext:value-type="float">
            <text:p>48526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27936" calcext:value-type="float">
            <text:p>279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66997" calcext:value-type="float">
            <text:p>6699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4903" calcext:value-type="float">
            <text:p>7490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491296" calcext:value-type="float">
            <text:p>4912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28768" calcext:value-type="float">
            <text:p>2876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0715" calcext:value-type="float">
            <text:p>7071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6859" calcext:value-type="float">
            <text:p>768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503240" calcext:value-type="float">
            <text:p>5032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29690" calcext:value-type="float">
            <text:p>2969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4330" calcext:value-type="float">
            <text:p>7433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8791" calcext:value-type="float">
            <text:p>787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532612" calcext:value-type="float">
            <text:p>53261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30351" calcext:value-type="float">
            <text:p>3035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8418" calcext:value-type="float">
            <text:p>784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82002" calcext:value-type="float">
            <text:p>8200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545729" calcext:value-type="float">
            <text:p>5457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30823" calcext:value-type="float">
            <text:p>3082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80875" calcext:value-type="float">
            <text:p>8087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84658" calcext:value-type="float">
            <text:p>8465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554170" calcext:value-type="float">
            <text:p>55417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31347" calcext:value-type="float">
            <text:p>313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84407" calcext:value-type="float">
            <text:p>8440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91402" calcext:value-type="float">
            <text:p>9140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581185" calcext:value-type="float">
            <text:p>58118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32127" calcext:value-type="float">
            <text:p>3212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87832" calcext:value-type="float">
            <text:p>878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91422" calcext:value-type="float">
            <text:p>9142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609586" calcext:value-type="float">
            <text:p>60958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33136" calcext:value-type="float">
            <text:p>331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90843" calcext:value-type="float">
            <text:p>9084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91755" calcext:value-type="float">
            <text:p>9175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625188" calcext:value-type="float">
            <text:p>62518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33782" calcext:value-type="float">
            <text:p>3378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95969" calcext:value-type="float">
            <text:p>9596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93672" calcext:value-type="float">
            <text:p>9367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652298" calcext:value-type="float">
            <text:p>65229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34581" calcext:value-type="float">
            <text:p>3458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101324" calcext:value-type="float">
            <text:p>10132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96476" calcext:value-type="float">
            <text:p>9647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672897" calcext:value-type="float">
            <text:p>67289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35632" calcext:value-type="float">
            <text:p>356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106147" calcext:value-type="float">
            <text:p>1061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98213" calcext:value-type="float">
            <text:p>9821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688805" calcext:value-type="float">
            <text:p>68880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36700" calcext:value-type="float">
            <text:p>3670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111585" calcext:value-type="float">
            <text:p>11158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100863" calcext:value-type="float">
            <text:p>10086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714469" calcext:value-type="float">
            <text:p>71446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37650" calcext:value-type="float">
            <text:p>3765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118021" calcext:value-type="float">
            <text:p>11802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102955" calcext:value-type="float">
            <text:p>10295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754082" calcext:value-type="float">
            <text:p>75408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38673" calcext:value-type="float">
            <text:p>3867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125803" calcext:value-type="float">
            <text:p>12580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105494" calcext:value-type="float">
            <text:p>1054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788904" calcext:value-type="float">
            <text:p>78890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39716" calcext:value-type="float">
            <text:p>3971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130323" calcext:value-type="float">
            <text:p>13032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105909" calcext:value-type="float">
            <text:p>1059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00711" calcext:value-type="float">
            <text:p>80071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40185" calcext:value-type="float">
            <text:p>4018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134699" calcext:value-type="float">
            <text:p>13469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109274" calcext:value-type="float">
            <text:p>1092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08488" calcext:value-type="float">
            <text:p>80848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40601" calcext:value-type="float">
            <text:p>4060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38313" calcext:value-type="float">
            <text:p>13831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11627" calcext:value-type="float">
            <text:p>11162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825074" calcext:value-type="float">
            <text:p>8250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41820" calcext:value-type="float">
            <text:p>4182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141378" calcext:value-type="float">
            <text:p>14137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111953" calcext:value-type="float">
            <text:p>11195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840680" calcext:value-type="float">
            <text:p>84068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42406" calcext:value-type="float">
            <text:p>4240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144994" calcext:value-type="float">
            <text:p>14499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113777" calcext:value-type="float">
            <text:p>11377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853291" calcext:value-type="float">
            <text:p>8532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44018" calcext:value-type="float">
            <text:p>440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147740" calcext:value-type="float">
            <text:p>14774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115151" calcext:value-type="float">
            <text:p>11515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866094" calcext:value-type="float">
            <text:p>8660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45884" calcext:value-type="float">
            <text:p>458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150631" calcext:value-type="float">
            <text:p>15063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117654" calcext:value-type="float">
            <text:p>11765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877787" calcext:value-type="float">
            <text:p>87778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47253" calcext:value-type="float">
            <text:p>4725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152443" calcext:value-type="float">
            <text:p>15244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121035" calcext:value-type="float">
            <text:p>12103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883254" calcext:value-type="float">
            <text:p>88325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48271" calcext:value-type="float">
            <text:p>482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155465" calcext:value-type="float">
            <text:p>15546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123448" calcext:value-type="float">
            <text:p>12344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00507" calcext:value-type="float">
            <text:p>9005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49551" calcext:value-type="float">
            <text:p>4955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159272" calcext:value-type="float">
            <text:p>15927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126201" calcext:value-type="float">
            <text:p>12620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20732" calcext:value-type="float">
            <text:p>92073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50545" calcext:value-type="float">
            <text:p>5054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64243" calcext:value-type="float">
            <text:p>16424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28819" calcext:value-type="float">
            <text:p>12881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938871" calcext:value-type="float">
            <text:p>93887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51605" calcext:value-type="float">
            <text:p>5160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69144" calcext:value-type="float">
            <text:p>16914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31538" calcext:value-type="float">
            <text:p>13153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963130" calcext:value-type="float">
            <text:p>96313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52833" calcext:value-type="float">
            <text:p>5283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72299" calcext:value-type="float">
            <text:p>17229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34604" calcext:value-type="float">
            <text:p>13460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978741" calcext:value-type="float">
            <text:p>9787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53957" calcext:value-type="float">
            <text:p>5395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75779" calcext:value-type="float">
            <text:p>17577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37115" calcext:value-type="float">
            <text:p>13711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993988" calcext:value-type="float">
            <text:p>99398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54803" calcext:value-type="float">
            <text:p>5480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78189" calcext:value-type="float">
            <text:p>17818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39792" calcext:value-type="float">
            <text:p>1397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03694" calcext:value-type="float">
            <text:p>10036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56097" calcext:value-type="float">
            <text:p>5609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81059" calcext:value-type="float">
            <text:p>18105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42720" calcext:value-type="float">
            <text:p>1427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6729" calcext:value-type="float">
            <text:p>10167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57217" calcext:value-type="float">
            <text:p>5721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83691" calcext:value-type="float">
            <text:p>18369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45035" calcext:value-type="float">
            <text:p>14503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31968" calcext:value-type="float">
            <text:p>103196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58473" calcext:value-type="float">
            <text:p>5847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85915" calcext:value-type="float">
            <text:p>18591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47950" calcext:value-type="float">
            <text:p>14795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47429" calcext:value-type="float">
            <text:p>10474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59312" calcext:value-type="float">
            <text:p>5931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88613" calcext:value-type="float">
            <text:p>18861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50781" calcext:value-type="float">
            <text:p>15078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62560" calcext:value-type="float">
            <text:p>106256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9">00/00/0000</text:date>, <text:time style:data-style-name="N2" text:time-value="18:55:30.6412998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08T17:37:30.752380112</meta:creation-date>
    <dc:date>2020-06-19T19:47:37.372477317</dc:date>
    <dc:creator>Jesus Castagnetto</dc:creator>
    <meta:editing-duration>PT18H31M20S</meta:editing-duration>
    <meta:editing-cycles>76</meta:editing-cycles>
    <meta:generator>LibreOffice/6.4.3.2$Linux_X86_64 LibreOffice_project/40$Build-2</meta:generator>
    <meta:document-statistic meta:table-count="1" meta:cell-count="1172" meta:object-count="0"/>
  </office:meta>
</office:document-meta>
</file>